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6799in"/>
    </style:style>
    <style:style style:name="co30" style:family="table-column">
      <style:table-column-properties fo:break-before="auto" style:column-width="0.4764in"/>
    </style:style>
    <style:style style:name="co18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4445in"/>
    </style:style>
    <style:style style:name="co16" style:family="table-column">
      <style:table-column-properties fo:break-before="auto" style:column-width="0.6047in"/>
    </style:style>
    <style:style style:name="co17" style:family="table-column">
      <style:table-column-properties fo:break-before="auto" style:column-width="2.9535in"/>
    </style:style>
    <style:style style:name="co31" style:family="table-column">
      <style:table-column-properties fo:break-before="auto" style:column-width="0.4866in"/>
    </style:style>
    <style:style style:name="co32" style:family="table-column">
      <style:table-column-properties fo:break-before="auto" style:column-width="0.8299in"/>
    </style:style>
    <style:style style:name="co33" style:family="table-column">
      <style:table-column-properties fo:break-before="auto" style:column-width="1.2654in"/>
    </style:style>
    <style:style style:name="co34" style:family="table-column">
      <style:table-column-properties fo:break-before="auto" style:column-width="0.4654in"/>
    </style:style>
    <style:style style:name="co35" style:family="table-column">
      <style:table-column-properties fo:break-before="auto" style:column-width="0.8626in"/>
    </style:style>
    <style:style style:name="co36" style:family="table-column">
      <style:table-column-properties fo:break-before="auto" style:column-width="0.8146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9756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4736in"/>
    </style:style>
    <style:style style:name="co41" style:family="table-column">
      <style:table-column-properties fo:break-before="auto" style:column-width="1.6453in"/>
    </style:style>
    <style:style style:name="co42" style:family="table-column">
      <style:table-column-properties fo:break-before="auto" style:column-width="2.0528in"/>
    </style:style>
    <style:style style:name="co43" style:family="table-column">
      <style:table-column-properties fo:break-before="auto" style:column-width="1.2807in"/>
    </style:style>
    <style:style style:name="co44" style:family="table-column">
      <style:table-column-properties fo:break-before="auto" style:column-width="1.0756in"/>
    </style:style>
    <style:style style:name="co4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1" table:number-columns-repeated="2" table:default-cell-style-name="ce1"/>
        <table:table-column table:style-name="co31" table:number-columns-repeated="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8" table:number-columns-repeated="163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6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office:value-type="string" calcext:value-type="string">
            <text:p>prize_text</text:p>
          </table:table-cell>
          <table:table-cell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3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3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3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3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3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8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9"/>
          <table:table-cell office:value-type="string" calcext:value-type="string">
            <text:p>Atlas Medallion</text:p>
          </table:table-cell>
          <table:table-cell table:number-columns-repeated="1635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8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8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8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8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8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8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9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9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3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3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3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9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Bone</text:p>
          </table:table-cell>
          <table:table-cell table:number-columns-repeated="1635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Vinegar</text:p>
          </table:table-cell>
          <table:table-cell table:number-columns-repeated="1635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3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3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9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3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Limestone</text:p>
          </table:table-cell>
          <table:table-cell table:number-columns-repeated="1635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3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3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3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3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3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3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Clay</text:p>
          </table:table-cell>
          <table:table-cell table:number-columns-repeated="1635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3"/>
          <table:table-cell office:value-type="string" calcext:value-type="string">
            <text:p>Oil</text:p>
          </table:table-cell>
          <table:table-cell table:number-columns-repeated="1635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8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9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Iron Bracer</text:p>
          </table:table-cell>
          <table:table-cell table:number-columns-repeated="1635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Root</text:p>
          </table:table-cell>
          <table:table-cell table:number-columns-repeated="1635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Mushroom</text:p>
          </table:table-cell>
          <table:table-cell table:number-columns-repeated="1635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9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8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1635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Acorn</text:p>
          </table:table-cell>
          <table:table-cell table:number-columns-repeated="1635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Feather</text:p>
          </table:table-cell>
          <table:table-cell table:number-columns-repeated="1635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Ethanol</text:p>
          </table:table-cell>
          <table:table-cell table:number-columns-repeated="1635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Ash</text:p>
          </table:table-cell>
          <table:table-cell table:number-columns-repeated="1635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3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3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Brimstone</text:p>
          </table:table-cell>
          <table:table-cell table:number-columns-repeated="1635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Wax</text:p>
          </table:table-cell>
          <table:table-cell table:number-columns-repeated="1635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Crystal</text:p>
          </table:table-cell>
          <table:table-cell table:number-columns-repeated="1635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Iron</text:p>
          </table:table-cell>
          <table:table-cell table:number-columns-repeated="1635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Dry Ice</text:p>
          </table:table-cell>
          <table:table-cell table:number-columns-repeated="1635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Meteorite</text:p>
          </table:table-cell>
          <table:table-cell table:number-columns-repeated="1635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Grease</text:p>
          </table:table-cell>
          <table:table-cell table:number-columns-repeated="1635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Grease</text:p>
          </table:table-cell>
          <table:table-cell table:number-columns-repeated="1635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Gunpowder</text:p>
          </table:table-cell>
          <table:table-cell table:number-columns-repeated="1635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9"/>
          <table:table-cell office:value-type="string" calcext:value-type="string">
            <text:p>Gunpowder</text:p>
          </table:table-cell>
          <table:table-cell table:number-columns-repeated="1635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4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([.M2]-[.N2])*16" office:value-type="float" office:value="144" calcext:value-type="float">
            <text:p>144</text:p>
          </table:table-cell>
          <table:table-cell table:formula="of:=[.L2]-[.O2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([.M3]-[.N3])*16" office:value-type="float" office:value="256" calcext:value-type="float">
            <text:p>256</text:p>
          </table:table-cell>
          <table:table-cell table:formula="of:=[.L3]-[.O3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 table:number-columns-repeated="2"/>
          <table:table-cell table:number-columns-repeated="1636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dung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4:20:46.9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2T14:22:38.118000000</dc:date>
    <meta:editing-duration>PT23H5M22S</meta:editing-duration>
    <meta:editing-cycles>136</meta:editing-cycles>
    <meta:generator>LibreOffice/24.2.1.2$Windows_X86_64 LibreOffice_project/db4def46b0453cc22e2d0305797cf981b68ef5ac</meta:generator>
    <meta:document-statistic meta:table-count="2" meta:cell-count="9818" meta:object-count="0"/>
  </office:meta>
</office:document-meta>
</file>